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654830487703" text:continue-numbering="true" text:style-name="WWNum1">
        <text:list-item>
          <text:p text:style-name="P60"><text:span text:style-name="T11">Professional Diploma; Train of Trainer, Regional IT Institute 2012</text:span></text:p>
        </text:list-item>
      </text:list>
      <text:p text:style-name="P21"/>
      <text:list xml:id="list1655392321357"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654606704344"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654694770523" text:continue-numbering="true" text:style-name="WWNum3">
        <text:list-item>
          <text:p text:style-name="P72"><text:span text:style-name="T11">Conducted Service Quality Meetings reviewing incidents and trending of service and performance.</text:span></text:p>
        </text:list-item>
      </text:list>
      <text:p text:style-name="P27"/>
      <text:list xml:id="list1655304582365" text:continue-numbering="true" text:style-name="WWNum3">
        <text:list-item>
          <text:p text:style-name="P72"><text:span text:style-name="T11">The focal point for any Service Delivery/Quality issues related to managed region.</text:span></text:p>
        </text:list-item>
      </text:list>
      <text:p text:style-name="P27"/>
      <text:list xml:id="list1655701334689" text:continue-numbering="true" text:style-name="WWNum3">
        <text:list-item>
          <text:p text:style-name="P72"><text:span text:style-name="T11">Implement &amp; maintain OEPS system including process, flow charts, forms &amp; procedures.</text:span></text:p>
        </text:list-item>
      </text:list>
      <text:p text:style-name="P25"/>
      <text:list xml:id="list1654772116599"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655436563609"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654466083080"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655665708624"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654794839939"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654002022290" text:continue-numbering="true" text:style-name="WWNum4">
        <text:list-item>
          <text:p text:style-name="P81"><text:span text:style-name="T11">Tracked employee’s competency level as per global product line standards.</text:span></text:p>
        </text:list-item>
      </text:list>
      <text:p text:style-name="P21"/>
      <text:list xml:id="list1655137065391" text:continue-numbering="true" text:style-name="WWNum4">
        <text:list-item>
          <text:p text:style-name="P81"><text:span text:style-name="T11">Planned individual and team development plans for all employees.</text:span></text:p>
        </text:list-item>
      </text:list>
      <text:p text:style-name="P21"/>
      <text:list xml:id="list1654781129281" text:continue-numbering="true" text:style-name="WWNum4">
        <text:list-item>
          <text:p text:style-name="P81"><text:span text:style-name="T11">Planned and delivered training programs for the product line operations.</text:span></text:p>
        </text:list-item>
      </text:list>
      <text:p text:style-name="P21"/>
      <text:list xml:id="list1655580246707"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654553149934" text:continue-numbering="true" text:style-name="WWNum4">
        <text:list-item>
          <text:p text:style-name="P81"><text:span text:style-name="T11">Delivered training courses to several external clients: Sonatrach (Algeria), Aramco (Saudi Arabia),</text:span></text:p>
        </text:list-item>
      </text:list>
      <text:p text:style-name="P21"/>
      <text:list xml:id="list1655996872184" text:continue-numbering="true" text:style-name="WWNum4">
        <text:list-item>
          <text:p text:style-name="P81"><text:span text:style-name="T11">KOC (Kuwait), BP (Iraq), OXY (Libya).</text:span></text:p>
        </text:list-item>
      </text:list>
      <text:p text:style-name="P21"/>
      <text:list xml:id="list1655227158129" text:continue-numbering="true" text:style-name="WWNum4">
        <text:list-item>
          <text:p text:style-name="P81"><text:span text:style-name="T11">Conducted technical training for field employees in Middle East, Africa, and Asia.</text:span></text:p>
        </text:list-item>
      </text:list>
      <text:p text:style-name="P21"/>
      <text:list xml:id="list1654450823700" text:continue-numbering="true" text:style-name="WWNum4">
        <text:list-item>
          <text:p text:style-name="P81"><text:span text:style-name="T11">Developed standard technical training programs to meet the needs of all employees.</text:span></text:p>
        </text:list-item>
      </text:list>
      <text:p text:style-name="P21"/>
      <text:list xml:id="list1654247150567" text:continue-numbering="true" text:style-name="WWNum4">
        <text:list-item>
          <text:p text:style-name="P81"><text:span text:style-name="T11">Provided internal consulting services to field employees and operations.</text:span></text:p>
        </text:list-item>
      </text:list>
      <text:p text:style-name="P21"/>
      <text:list xml:id="list1654764177496" text:continue-numbering="true" text:style-name="WWNum4">
        <text:list-item>
          <text:p text:style-name="P81"><text:span text:style-name="T11">Improved the overall technical proficiency and performance of field employees.</text:span></text:p>
        </text:list-item>
      </text:list>
      <text:p text:style-name="P21"/>
      <text:list xml:id="list1655080181958"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655518605637"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654623259262"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654502275324" text:continue-numbering="true" text:style-name="WWNum5">
        <text:list-item>
          <text:p text:style-name="P82"><text:span text:style-name="T11">Participate in incident investigations with operational staff.</text:span></text:p>
        </text:list-item>
      </text:list>
      <text:p text:style-name="P23"/>
      <text:list xml:id="list1654981866630"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654341101121"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655505093088"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655964901908"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654340030377"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655642288931"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6:53.521761729</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